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5a5f" officeooo:paragraph-rsid="00015a5f"/>
    </style:style>
    <style:style style:name="P2" style:family="paragraph" style:parent-style-name="Standard" style:list-style-name="L1">
      <style:text-properties officeooo:rsid="00015a5f" officeooo:paragraph-rsid="00015a5f"/>
    </style:style>
    <style:style style:name="P3" style:family="paragraph" style:parent-style-name="Standard" style:list-style-name="L3">
      <style:text-properties officeooo:paragraph-rsid="00015a5f"/>
    </style:style>
    <style:style style:name="P4" style:family="paragraph" style:parent-style-name="Standard" style:list-style-name="L3">
      <style:text-properties officeooo:rsid="0001eeed" officeooo:paragraph-rsid="0001eeed"/>
    </style:style>
    <style:style style:name="P5" style:family="paragraph" style:parent-style-name="Standard">
      <style:text-properties officeooo:rsid="0001eeed" officeooo:paragraph-rsid="0001eeed"/>
    </style:style>
    <style:style style:name="P6" style:family="paragraph" style:parent-style-name="Standard" style:list-style-name="L4">
      <style:text-properties officeooo:rsid="0001eeed" officeooo:paragraph-rsid="0001eeed"/>
    </style:style>
    <style:style style:name="P7" style:family="paragraph" style:parent-style-name="Standard">
      <style:text-properties officeooo:rsid="00037670" officeooo:paragraph-rsid="00037670"/>
    </style:style>
    <style:style style:name="P8" style:family="paragraph" style:parent-style-name="Standard" style:list-style-name="L5">
      <style:text-properties officeooo:rsid="00037670" officeooo:paragraph-rsid="00037670"/>
    </style:style>
    <style:style style:name="P9" style:family="paragraph" style:parent-style-name="Standard" style:list-style-name="L5">
      <style:text-properties officeooo:rsid="0004a9cd" officeooo:paragraph-rsid="0004a9cd"/>
    </style:style>
    <style:style style:name="T1" style:family="text">
      <style:text-properties officeooo:rsid="0001eeed"/>
    </style:style>
    <style:style style:name="T2" style:family="text">
      <style:text-properties officeooo:rsid="00037670"/>
    </style:style>
    <style:style style:name="T3" style:family="text">
      <style:text-properties officeooo:rsid="0004a9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viewer‘s questions/remarks</text:p>
      <text:p text:style-name="P1"/>
      <text:p text:style-name="P1">Reviewer #1:</text:p>
      <text:p text:style-name="P1"/>
      <text:list xml:id="list2954826179268576859" text:style-name="L1">
        <text:list-item>
          <text:p text:style-name="P2">Immobile ions: Ion response can be important even for electron-scale physics (e.g. Bernstein modes or ion-accousstic modes)</text:p>
        </text:list-item>
        <text:list-item>
          <text:p text:style-name="P2">Cold electrons are in local thermal equilibrium → not generally true that cold electron assumption means thermal equilibrium</text:p>
        </text:list-item>
      </text:list>
      <text:p text:style-name="P1"/>
      <text:p text:style-name="P1">→ Clarify phyisics and approximations before going to the model</text:p>
      <text:p text:style-name="P1"/>
      <text:list xml:id="list3436058783638964827" text:style-name="L3">
        <text:list-item>
          <text:p text:style-name="P3">What about divergence constraints div(B)=0 <text:span text:style-name="T1">and div(E)=rho/eps0 in the discrete case?</text:span></text:p>
        </text:list-item>
        <text:list-item>
          <text:p text:style-name="P4">Is a matrix inversion needed in the update of the FE coefficients? Does this impact the efficiency of the scheme?</text:p>
        </text:list-item>
        <text:list-item>
          <text:p text:style-name="P4">How hard to extend to nonlinear problems?</text:p>
        </text:list-item>
        <text:list-item>
          <text:p text:style-name="P4">Run-times of the two schemes? Do more particles in the standard PIC while having the same run-time as the structure-preserving PIC lead to same results?</text:p>
        </text:list-item>
      </text:list>
      <text:p text:style-name="P5"/>
      <text:p text:style-name="P5"/>
      <text:p text:style-name="P5">Reviewer #2:</text:p>
      <text:list xml:id="list6813703222621985163" text:style-name="L4">
        <text:list-item>
          <text:p text:style-name="P6">Additional run with high k-mode</text:p>
        </text:list-item>
        <text:list-item>
          <text:p text:style-name="P6">Corrections: Replace the verb „proof“ by prove, <text:span text:style-name="T2">Replace „in“ by „is“ in the caption of figure 3, e_i instead of e_j in equation (38)</text:span></text:p>
        </text:list-item>
      </text:list>
      <text:p text:style-name="P5"/>
      <text:p text:style-name="P5"/>
      <text:p text:style-name="P7">Reviewer #3:</text:p>
      <text:list xml:id="list813636887708864269" text:style-name="L5">
        <text:list-item>
          <text:p text:style-name="P8">Corrections: Replace „v“ by „u_c“ in equation (2a) , Remove tilde over B in equation (7), <text:span text:style-name="T3">References in Sec. 3.1 for equations (8) instead of (6)</text:span></text:p>
        </text:list-item>
        <text:list-item>
          <text:p text:style-name="P9">Is there any challenge in using higher order shape functions within this type of scheme?</text:p>
        </text:list-item>
        <text:list-item>
          <text:p text:style-name="P9">Does the standard PIC algorithm conserve charge and thus Gauss law?</text:p>
        </text:list-item>
        <text:list-item>
          <text:p text:style-name="P9">Conserved Casimirs in the discrete FEEC scheme (Gauss law)?</text:p>
        </text:list-item>
        <text:list-item>
          <text:p text:style-name="P9">Is the slow in increase of the error in Strang splitting due to choice of explicit advance?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2:54:51.159089750</meta:creation-date>
    <dc:date>2019-09-23T13:37:04.386570904</dc:date>
    <meta:editing-duration>PT22S</meta:editing-duration>
    <meta:editing-cycles>1</meta:editing-cycles>
    <meta:document-statistic meta:table-count="0" meta:image-count="0" meta:object-count="0" meta:page-count="1" meta:paragraph-count="18" meta:word-count="236" meta:character-count="1391" meta:non-whitespace-character-count="1185"/>
    <meta:generator>LibreOffice/5.1.6.2$Linux_X86_64 LibreOffice_project/10m0$Build-2</meta:generator>
  </office:meta>
</office:document-meta>
</file>